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background-color="#dddddd" fo:padding="0.0382in" fo:border-left="0.05pt solid #000000" fo:border-right="none" fo:border-top="none" fo:border-bottom="0.05pt solid #000000">
        <style:background-image/>
      </style:table-cell-properties>
    </style:style>
    <style:style style:name="Table1.C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officeooo:rsid="00050edb" officeooo:paragraph-rsid="00050edb"/>
    </style:style>
    <style:style style:name="P2" style:family="paragraph" style:parent-style-name="Standard">
      <style:text-properties fo:language="en" fo:country="US" officeooo:rsid="00050edb" officeooo:paragraph-rsid="00050edb"/>
    </style:style>
    <style:style style:name="P3" style:family="paragraph" style:parent-style-name="Standard">
      <style:text-properties fo:language="en" fo:country="US" officeooo:rsid="0005270d" officeooo:paragraph-rsid="0005270d"/>
    </style:style>
    <style:style style:name="P4" style:family="paragraph" style:parent-style-name="Standard">
      <style:text-properties fo:language="en" fo:country="US" officeooo:rsid="0005270d" officeooo:paragraph-rsid="0005e704"/>
    </style:style>
    <style:style style:name="P5" style:family="paragraph" style:parent-style-name="Standard">
      <style:text-properties fo:language="en" fo:country="US" officeooo:rsid="0005270d" officeooo:paragraph-rsid="0006a54f"/>
    </style:style>
    <style:style style:name="P6" style:family="paragraph" style:parent-style-name="Standard">
      <style:text-properties fo:language="en" fo:country="US" officeooo:rsid="00058418" officeooo:paragraph-rsid="00050edb"/>
    </style:style>
    <style:style style:name="P7" style:family="paragraph" style:parent-style-name="Standard">
      <style:text-properties fo:language="en" fo:country="US" officeooo:rsid="00058418" officeooo:paragraph-rsid="00058418"/>
    </style:style>
    <style:style style:name="P8" style:family="paragraph" style:parent-style-name="Standard">
      <style:text-properties fo:language="en" fo:country="US" fo:font-style="italic" officeooo:rsid="0005270d" officeooo:paragraph-rsid="0005270d" style:font-style-asian="italic" style:font-style-complex="italic"/>
    </style:style>
    <style:style style:name="P9" style:family="paragraph" style:parent-style-name="Standard">
      <style:text-properties fo:language="en" fo:country="US" officeooo:rsid="0005e704" officeooo:paragraph-rsid="0005e704"/>
    </style:style>
    <style:style style:name="P10" style:family="paragraph" style:parent-style-name="Standard">
      <style:text-properties fo:language="en" fo:country="US" officeooo:rsid="0006a54f" officeooo:paragraph-rsid="0006a54f"/>
    </style:style>
    <style:style style:name="P11" style:family="paragraph" style:parent-style-name="Standard">
      <style:text-properties fo:language="en" fo:country="US" officeooo:rsid="0006a54f" officeooo:paragraph-rsid="0005e704"/>
    </style:style>
    <style:style style:name="P12" style:family="paragraph" style:parent-style-name="Standard">
      <style:text-properties fo:language="en" fo:country="US" fo:font-weight="bold" officeooo:rsid="0006a54f" officeooo:paragraph-rsid="0005e704" style:font-weight-asian="bold" style:font-weight-complex="bold"/>
    </style:style>
    <style:style style:name="P13" style:family="paragraph" style:parent-style-name="Standard">
      <style:text-properties fo:language="en" fo:country="US" officeooo:rsid="00073e3d" officeooo:paragraph-rsid="00073e3d"/>
    </style:style>
    <style:style style:name="P14" style:family="paragraph" style:parent-style-name="Standard">
      <style:text-properties fo:language="en" fo:country="US" officeooo:rsid="00073e3d" officeooo:paragraph-rsid="0007840e"/>
    </style:style>
    <style:style style:name="P15" style:family="paragraph" style:parent-style-name="Standard">
      <style:text-properties fo:language="en" fo:country="US" officeooo:rsid="00073e3d" officeooo:paragraph-rsid="000968e8"/>
    </style:style>
    <style:style style:name="P16" style:family="paragraph" style:parent-style-name="Standard" style:list-style-name="L1">
      <style:text-properties officeooo:paragraph-rsid="00073e3d"/>
    </style:style>
    <style:style style:name="P17" style:family="paragraph" style:parent-style-name="Standard" style:list-style-name="L1">
      <style:text-properties officeooo:rsid="00073e3d" officeooo:paragraph-rsid="00073e3d"/>
    </style:style>
    <style:style style:name="P18" style:family="paragraph" style:parent-style-name="Standard">
      <style:text-properties officeooo:rsid="00073e3d" officeooo:paragraph-rsid="00073e3d"/>
    </style:style>
    <style:style style:name="P19" style:family="paragraph" style:parent-style-name="Standard" style:list-style-name="L2">
      <style:text-properties officeooo:rsid="00073e3d" officeooo:paragraph-rsid="00073e3d"/>
    </style:style>
    <style:style style:name="P20" style:family="paragraph" style:parent-style-name="Standard" style:list-style-name="L3">
      <style:text-properties officeooo:rsid="0010809a" officeooo:paragraph-rsid="0010809a"/>
    </style:style>
    <style:style style:name="P21" style:family="paragraph" style:parent-style-name="Standard">
      <style:text-properties officeooo:rsid="0010809a" officeooo:paragraph-rsid="0010809a"/>
    </style:style>
    <style:style style:name="P22" style:family="paragraph" style:parent-style-name="Standard">
      <style:text-properties officeooo:paragraph-rsid="001951bb"/>
    </style:style>
    <style:style style:name="P23" style:family="paragraph" style:parent-style-name="Standard" style:list-style-name="L4">
      <style:text-properties officeooo:rsid="001951bb" officeooo:paragraph-rsid="001951bb"/>
    </style:style>
    <style:style style:name="P24" style:family="paragraph" style:parent-style-name="Standard">
      <style:text-properties officeooo:rsid="001951bb" officeooo:paragraph-rsid="001951bb"/>
    </style:style>
    <style:style style:name="P25" style:family="paragraph" style:parent-style-name="Standard">
      <style:text-properties officeooo:rsid="0019eb3c" officeooo:paragraph-rsid="0019eb3c"/>
    </style:style>
    <style:style style:name="P26" style:family="paragraph" style:parent-style-name="Standard">
      <style:text-properties officeooo:rsid="001bc528" officeooo:paragraph-rsid="001bc528"/>
    </style:style>
    <style:style style:name="P27" style:family="paragraph" style:parent-style-name="Standard">
      <style:text-properties officeooo:rsid="001bc528" officeooo:paragraph-rsid="001c958e"/>
    </style:style>
    <style:style style:name="P28" style:family="paragraph" style:parent-style-name="Standard">
      <style:text-properties officeooo:rsid="001c958e" officeooo:paragraph-rsid="001bc528"/>
    </style:style>
    <style:style style:name="P29" style:family="paragraph" style:parent-style-name="Standard">
      <style:text-properties officeooo:rsid="001c958e" officeooo:paragraph-rsid="001c958e"/>
    </style:style>
    <style:style style:name="P30" style:family="paragraph" style:parent-style-name="Standard">
      <style:text-properties officeooo:rsid="001c958e" officeooo:paragraph-rsid="001f2d53"/>
    </style:style>
    <style:style style:name="P31" style:family="paragraph" style:parent-style-name="Standard">
      <style:text-properties officeooo:rsid="001c958e" officeooo:paragraph-rsid="00228f90"/>
    </style:style>
    <style:style style:name="P32" style:family="paragraph" style:parent-style-name="Standard">
      <style:text-properties fo:color="#b2b2b2" fo:font-size="8pt" officeooo:rsid="001bc528" officeooo:paragraph-rsid="001bc528" style:font-size-asian="8pt" style:font-size-complex="8pt"/>
    </style:style>
    <style:style style:name="P33" style:family="paragraph" style:parent-style-name="Standard">
      <style:text-properties officeooo:rsid="001ebcb2" officeooo:paragraph-rsid="001ebcb2"/>
    </style:style>
    <style:style style:name="P34" style:family="paragraph" style:parent-style-name="Standard">
      <style:text-properties fo:font-weight="normal" officeooo:rsid="001c958e" officeooo:paragraph-rsid="001bc528" style:font-weight-asian="normal" style:font-weight-complex="normal"/>
    </style:style>
    <style:style style:name="P35" style:family="paragraph" style:parent-style-name="Standard">
      <style:text-properties fo:font-weight="normal" officeooo:rsid="001c958e" officeooo:paragraph-rsid="001f2d53" style:font-weight-asian="normal" style:font-weight-complex="normal"/>
    </style:style>
    <style:style style:name="P36" style:family="paragraph" style:parent-style-name="Standard">
      <style:text-properties fo:font-weight="normal" officeooo:rsid="001c958e" officeooo:paragraph-rsid="00228f90" style:font-weight-asian="normal" style:font-weight-complex="normal"/>
    </style:style>
    <style:style style:name="P37" style:family="paragraph" style:parent-style-name="Standard">
      <style:text-properties fo:font-style="italic" officeooo:rsid="001c958e" officeooo:paragraph-rsid="001c958e" style:font-style-asian="italic" style:font-style-complex="italic"/>
    </style:style>
    <style:style style:name="P38" style:family="paragraph" style:parent-style-name="Standard">
      <style:text-properties officeooo:rsid="00228f90" officeooo:paragraph-rsid="00228f90"/>
    </style:style>
    <style:style style:name="P39" style:family="paragraph" style:parent-style-name="Standard" style:list-style-name="L5">
      <style:text-properties officeooo:rsid="00228f90" officeooo:paragraph-rsid="00228f90"/>
    </style:style>
    <style:style style:name="P40" style:family="paragraph" style:parent-style-name="Standard">
      <style:text-properties officeooo:rsid="0023c33b" officeooo:paragraph-rsid="0023c33b"/>
    </style:style>
    <style:style style:name="P41" style:family="paragraph" style:parent-style-name="Standard">
      <style:paragraph-properties fo:break-before="page"/>
      <style:text-properties officeooo:rsid="0019eb3c" officeooo:paragraph-rsid="0019eb3c"/>
    </style:style>
    <style:style style:name="P42" style:family="paragraph" style:parent-style-name="Standard">
      <style:paragraph-properties fo:break-before="page"/>
      <style:text-properties officeooo:rsid="001d864b" officeooo:paragraph-rsid="001d864b"/>
    </style:style>
    <style:style style:name="P43" style:family="paragraph" style:parent-style-name="Title">
      <style:text-properties fo:language="en" fo:country="US"/>
    </style:style>
    <style:style style:name="P44" style:family="paragraph" style:parent-style-name="Table_20_Contents">
      <style:paragraph-properties fo:text-align="center" style:justify-single-word="false"/>
      <style:text-properties officeooo:rsid="0019eb3c" officeooo:paragraph-rsid="0019eb3c"/>
    </style:style>
    <style:style style:name="P45" style:family="paragraph" style:parent-style-name="Table_20_Contents">
      <style:text-properties fo:font-weight="bold" officeooo:rsid="0019eb3c" officeooo:paragraph-rsid="0019eb3c" style:font-weight-asian="bold" style:font-weight-complex="bold"/>
    </style:style>
    <style:style style:name="P46" style:family="paragraph" style:parent-style-name="Table_20_Contents">
      <style:paragraph-properties fo:text-align="center" style:justify-single-word="false"/>
      <style:text-properties style:use-window-font-color="true" officeooo:rsid="0019eb3c" officeooo:paragraph-rsid="0019eb3c" fo:background-color="transparent"/>
    </style:style>
    <style:style style:name="T1" style:family="text">
      <style:text-properties officeooo:rsid="00050edb"/>
    </style:style>
    <style:style style:name="T2" style:family="text">
      <style:text-properties officeooo:rsid="0005270d"/>
    </style:style>
    <style:style style:name="T3" style:family="text">
      <style:text-properties fo:font-weight="bold" style:font-weight-asian="bold" style:font-weight-complex="bold"/>
    </style:style>
    <style:style style:name="T4" style:family="text">
      <style:text-properties fo:font-weight="bold" officeooo:rsid="00058418" style:font-weight-asian="bold" style:font-weight-complex="bold"/>
    </style:style>
    <style:style style:name="T5" style:family="text">
      <style:text-properties fo:font-weight="bold" officeooo:rsid="000a756a" style:font-weight-asian="bold" style:font-weight-complex="bold"/>
    </style:style>
    <style:style style:name="T6" style:family="text">
      <style:text-properties fo:font-weight="bold" officeooo:rsid="000d8d88" style:font-weight-asian="bold" style:font-weight-complex="bold"/>
    </style:style>
    <style:style style:name="T7" style:family="text">
      <style:text-properties fo:font-weight="bold" officeooo:rsid="001d864b" style:font-weight-asian="bold" style:font-weight-complex="bold"/>
    </style:style>
    <style:style style:name="T8" style:family="text">
      <style:text-properties style:text-position="sub 58%" officeooo:rsid="0007840e"/>
    </style:style>
    <style:style style:name="T9" style:family="text">
      <style:text-properties officeooo:rsid="00058418"/>
    </style:style>
    <style:style style:name="T10" style:family="text">
      <style:text-properties officeooo:rsid="0006a54f"/>
    </style:style>
    <style:style style:name="T11" style:family="text">
      <style:text-properties fo:language="en" fo:country="US"/>
    </style:style>
    <style:style style:name="T12" style:family="text">
      <style:text-properties fo:language="en" fo:country="US" officeooo:rsid="00073e3d"/>
    </style:style>
    <style:style style:name="T13" style:family="text">
      <style:text-properties fo:language="en" fo:country="US" officeooo:rsid="000968e8"/>
    </style:style>
    <style:style style:name="T14" style:family="text">
      <style:text-properties fo:language="en" fo:country="US" officeooo:rsid="000f59ce"/>
    </style:style>
    <style:style style:name="T15" style:family="text">
      <style:text-properties fo:language="en" fo:country="US" officeooo:rsid="0010809a"/>
    </style:style>
    <style:style style:name="T16" style:family="text">
      <style:text-properties fo:language="en" fo:country="US" officeooo:rsid="001951bb"/>
    </style:style>
    <style:style style:name="T17" style:family="text">
      <style:text-properties fo:language="en" fo:country="US" officeooo:rsid="0019eb3c"/>
    </style:style>
    <style:style style:name="T18" style:family="text">
      <style:text-properties fo:language="en" fo:country="US" officeooo:rsid="001bc528"/>
    </style:style>
    <style:style style:name="T19" style:family="text">
      <style:text-properties fo:language="en" fo:country="US" fo:font-weight="bold" officeooo:rsid="001c958e" style:font-weight-asian="bold" style:font-weight-complex="bold"/>
    </style:style>
    <style:style style:name="T20" style:family="text">
      <style:text-properties fo:language="en" fo:country="US" officeooo:rsid="001c958e"/>
    </style:style>
    <style:style style:name="T21" style:family="text">
      <style:text-properties fo:language="en" fo:country="US" officeooo:rsid="001d864b"/>
    </style:style>
    <style:style style:name="T22" style:family="text">
      <style:text-properties fo:language="en" fo:country="US" fo:font-weight="normal" officeooo:rsid="001d864b" style:font-weight-asian="normal" style:font-weight-complex="normal"/>
    </style:style>
    <style:style style:name="T23" style:family="text">
      <style:text-properties fo:language="en" fo:country="US" officeooo:rsid="001f2d53"/>
    </style:style>
    <style:style style:name="T24" style:family="text">
      <style:text-properties fo:language="en" fo:country="US" officeooo:rsid="0021fa28"/>
    </style:style>
    <style:style style:name="T25" style:family="text">
      <style:text-properties fo:language="en" fo:country="US" fo:font-style="italic" style:font-style-asian="italic" style:font-style-complex="italic"/>
    </style:style>
    <style:style style:name="T26" style:family="text">
      <style:text-properties fo:language="en" fo:country="US" fo:font-style="italic" officeooo:rsid="002a7e9c" style:font-style-asian="italic" style:font-style-complex="italic"/>
    </style:style>
    <style:style style:name="T27" style:family="text">
      <style:text-properties fo:language="en" fo:country="US" officeooo:rsid="0023c33b"/>
    </style:style>
    <style:style style:name="T28" style:family="text">
      <style:text-properties fo:language="en" fo:country="US" officeooo:rsid="0023d299"/>
    </style:style>
    <style:style style:name="T29" style:family="text">
      <style:text-properties fo:language="en" fo:country="US" officeooo:rsid="00249e6f"/>
    </style:style>
    <style:style style:name="T30" style:family="text">
      <style:text-properties fo:language="en" fo:country="US" officeooo:rsid="0025abff"/>
    </style:style>
    <style:style style:name="T31" style:family="text">
      <style:text-properties fo:language="en" fo:country="US" officeooo:rsid="00289a97"/>
    </style:style>
    <style:style style:name="T32" style:family="text">
      <style:text-properties fo:language="en" fo:country="US" officeooo:rsid="002ad477"/>
    </style:style>
    <style:style style:name="T33" style:family="text">
      <style:text-properties fo:language="en" fo:country="US" officeooo:rsid="002b3e18"/>
    </style:style>
    <style:style style:name="T34" style:family="text">
      <style:text-properties fo:language="en" fo:country="US" officeooo:rsid="002cf30a"/>
    </style:style>
    <style:style style:name="T35" style:family="text">
      <style:text-properties officeooo:rsid="00073e3d"/>
    </style:style>
    <style:style style:name="T36" style:family="text">
      <style:text-properties officeooo:rsid="0007840e"/>
    </style:style>
    <style:style style:name="T37" style:family="text">
      <style:text-properties officeooo:rsid="000968e8"/>
    </style:style>
    <style:style style:name="T38" style:family="text">
      <style:text-properties fo:font-weight="normal" officeooo:rsid="000d8d88" style:font-weight-asian="normal" style:font-weight-complex="normal"/>
    </style:style>
    <style:style style:name="T39" style:family="text">
      <style:text-properties fo:font-weight="normal" officeooo:rsid="0010809a" style:font-weight-asian="normal" style:font-weight-complex="normal"/>
    </style:style>
    <style:style style:name="T40" style:family="text">
      <style:text-properties officeooo:rsid="0012be6f"/>
    </style:style>
    <style:style style:name="T41" style:family="text">
      <style:text-properties officeooo:rsid="001951bb"/>
    </style:style>
    <style:style style:name="T42" style:family="text">
      <style:text-properties style:use-window-font-color="true" fo:font-size="8pt" fo:language="en" fo:country="US" fo:font-weight="bold" style:font-size-asian="8pt" style:font-weight-asian="bold" style:font-size-complex="8pt" style:font-weight-complex="bold"/>
    </style:style>
    <style:style style:name="T43" style:family="text">
      <style:text-properties style:use-window-font-color="true" fo:language="en" fo:country="US" officeooo:rsid="001c958e"/>
    </style:style>
    <style:style style:name="T44" style:family="text">
      <style:text-properties style:use-window-font-color="true" fo:language="en" fo:country="US" officeooo:rsid="001f2d53"/>
    </style:style>
    <style:style style:name="T45" style:family="text">
      <style:text-properties style:use-window-font-color="true" fo:language="en" fo:country="US" officeooo:rsid="001d864b"/>
    </style:style>
    <style:style style:name="T46" style:family="text">
      <style:text-properties fo:color="#b2b2b2" fo:font-size="8pt" fo:language="en" fo:country="US" fo:font-weight="bold" style:font-size-asian="8pt" style:font-weight-asian="bold" style:font-size-complex="8pt" style:font-weight-complex="bold"/>
    </style:style>
    <style:style style:name="T47" style:family="text">
      <style:text-properties officeooo:rsid="001d864b"/>
    </style:style>
    <style:style style:name="T48" style:family="text">
      <style:text-properties fo:color="#cccccc" fo:language="en" fo:country="US" officeooo:rsid="001ebcb2"/>
    </style:style>
    <style:style style:name="T49" style:family="text">
      <style:text-properties fo:color="#cccccc" fo:language="en" fo:country="US" officeooo:rsid="001f2d53"/>
    </style:style>
    <style:style style:name="T50" style:family="text">
      <style:text-properties fo:color="#cccccc" fo:language="en" fo:country="US" fo:font-weight="normal" officeooo:rsid="001d864b" style:font-weight-asian="normal" style:font-weight-complex="normal"/>
    </style:style>
    <style:style style:name="T51" style:family="text">
      <style:text-properties fo:color="#cccccc" fo:language="en" fo:country="US" officeooo:rsid="00228f90"/>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Perfect </text:span>Prime Predict<text:span text:style-name="T1">ors</text:span></text:p>
      <text:p text:style-name="P1">by Sven Nilsen, 2017</text:p>
      <text:p text:style-name="P2"/>
      <text:p text:style-name="P8"><text:span text:style-name="T35">Abstract: P</text:span>erfect prime predictors belong to 4 kinds of function spaces, and the constraints of these function spaces <text:span text:style-name="T9">tell us </text:span>that <text:span text:style-name="T9">there is </text:span><text:span text:style-name="T4">likely no </text:span><text:span text:style-name="T5">trivial</text:span><text:span text:style-name="T4"> way to find </text:span><text:span text:style-name="T3">primes </text:span><text:span text:style-name="T6">efficiently</text:span><text:span text:style-name="T38">, </text:span><text:span text:style-name="T39">because all perfect prime predictors either ignore the distribution of primes or reflects it</text:span>. <text:span text:style-name="T7">Yet, if there is, I suggest a way to find it faster</text:span><text:span text:style-name="T47"> than checking every perfect prime predictor.</text:span></text:p>
      <text:p text:style-name="P2"/>
      <text:p text:style-name="P15">Path semantics is a<text:span text:style-name="T40">n extension of type theory that grounds meaning (semantics) using functions,</text:span> started in 2014 by the author. <text:span text:style-name="T36">A “path” is a function that predicts something about another function, which are classified into “symmetric” and “asymmetric” paths. A generic symmetric path is written `f[g]` where `f` and `g` are functions. A generic asymmetric path is written `f[g</text:span><text:span text:style-name="T8">i→n</text:span><text:span text:style-name="T36">]` where `g</text:span><text:span text:style-name="T8">i→n</text:span><text:span text:style-name="T36">` is a Nilsen cartesian product of the form `g</text:span><text:span text:style-name="T8">0</text:span><text:span text:style-name="T36"> ⨯ g</text:span><text:span text:style-name="T8">1</text:span><text:span text:style-name="T36"> ⨯ … ⨯ g</text:span><text:span text:style-name="T8">n-1</text:span><text:span text:style-name="T36"> → g</text:span><text:span text:style-name="T8">n</text:span><text:span text:style-name="T36">`, a kind of type calculus where types are replaced by functions. Asymmetric paths are a generalization of symmetric paths, so one can convert easily to asymmetric form when necessary.</text:span></text:p>
      <text:p text:style-name="P15"/>
      <text:p text:style-name="P15"><text:span text:style-name="T36">A symmetric path has the axiom:</text:span></text:p>
      <text:p text:style-name="P14"/>
      <text:p text:style-name="P14"><text:tab/><text:span text:style-name="T37">f[g](g(x)) ?= g(f(x))</text:span></text:p>
      <text:p text:style-name="P14"/>
      <text:p text:style-name="P22"><text:span text:style-name="T13">It says that for a function `f` and a property defined by `g`, there sometimes exists a function `f[g]` that predicts the property of the output for function `f`.</text:span></text:p>
      <text:p text:style-name="P22"><text:span text:style-name="T13"/></text:p>
      <text:p text:style-name="P22"><text:span text:style-name="T16">There is no known efficient and fully automated algorithm to find paths, so a lot of ingenuity and creativity is applied that cross pollinates ideas with the field of machine learning and artificial intelligence. It turns out that path semantics also is very suitable for theorem proving and is closely related to dependently types and </text:span><text:span text:style-name="T29">creating smarter</text:span><text:span text:style-name="T16"> interactive proof assistants.</text:span></text:p>
      <text:p text:style-name="P2"/>
      <text:p text:style-name="P2">A perfect prime predictor is a function that takes a natural number and outputs a natural number, but has a symmetric path to a boolean function which truth values determine whether a number is a prime. Therefore, path semantics is a natural tool to study perfect prime predictors.</text:p>
      <text:p text:style-name="P2"/>
      <text:p text:style-name="P2"><text:tab/>f: <text:span text:style-name="T41">n</text:span>at → <text:span text:style-name="T41">n</text:span>at</text:p>
      <text:p text:style-name="P2"/>
      <text:p text:style-name="P2"><text:tab/>f[is_prime]: bool → bool</text:p>
      <text:p text:style-name="P2"/>
      <text:p text:style-name="P2"><text:tab/>is_prime: <text:span text:style-name="T41">n</text:span>at → bool</text:p>
      <text:p text:style-name="P2"/>
      <text:p text:style-name="P3">The number of boolean functions of `n` input arguments is:</text:p>
      <text:p text:style-name="P3"/>
      <text:p text:style-name="P3"><text:tab/><draw:frame draw:style-name="fr1" draw:name="Object1" text:anchor-type="as-char" svg:y="-0.1862in" svg:width="0.2437in" svg:height="0.222in" draw:z-index="0"><draw:object xlink:href="./Object 1" xlink:type="simple" xlink:show="embed" xlink:actuate="onLoad"/><draw:image xlink:href="./ObjectReplacements/Object 1" xlink:type="simple" xlink:show="embed" xlink:actuate="onLoad"/></draw:frame></text:p>
      <text:p text:style-name="P6"/>
      <text:p text:style-name="P7">Since `2^(2^1) = 4`, there are only 4 logically equivalent functions of the type `bool → bool`. This means that every perfect prime predictor falls into one of 4 kinds of function spaces.</text:p>
      <text:p text:style-name="P2"/>
      <text:p text:style-name="P4">Boolean functions can be enumerated using software library for discrete combinatorics, <text:span text:style-name="T9">for example the Rust library “discrete” on </text:span><text:a xlink:type="simple" xlink:href="http://crates.io/" text:style-name="Internet_20_link" text:visited-style-name="Visited_20_Internet_20_Link"><text:span text:style-name="T9">http://crates.io</text:span></text:a><text:span text:style-name="T9">. This library uses phantom types to derive numerical algorithms that maps to and from the natural numbers. One can use the type `PowerSet&lt;Of&lt;DimensionN&gt;&gt;&gt;` for any boolean function.</text:span></text:p>
      <text:p text:style-name="P4"><text:soft-page-break/></text:p>
      <text:p text:style-name="P9">Here is a program that enumerates all functions of `bool → bool` and prints out their sets:</text:p>
      <text:p text:style-name="P4"/>
      <text:p text:style-name="P5"><text:tab/><text:span text:style-name="T10">extern crate discrete;</text:span></text:p>
      <text:p text:style-name="P10"/>
      <text:p text:style-name="P10"><text:tab/>use discrete::*;</text:p>
      <text:p text:style-name="P10"/>
      <text:p text:style-name="P10"><text:tab/>fn main() {</text:p>
      <text:p text:style-name="P10"><text:tab/><text:tab/>let space: PowerSet&lt;Of&lt;DimensionN&gt;&gt; = Construct::new();</text:p>
      <text:p text:style-name="P10"><text:tab/><text:tab/>let ref dim = vec![2];</text:p>
      <text:p text:style-name="P10"><text:tab/><text:tab/>let ref mut pos = vec![];</text:p>
      <text:p text:style-name="P10"><text:tab/><text:tab/>let count = space.count(dim);</text:p>
      <text:p text:style-name="P10"><text:tab/><text:tab/>println!("Count: {}", count);</text:p>
      <text:p text:style-name="P10"><text:tab/><text:tab/>for ind in 0..count {</text:p>
      <text:p text:style-name="P10"><text:tab/><text:tab/><text:tab/>space.to_pos(dim, ind, pos);</text:p>
      <text:p text:style-name="P10"><text:tab/><text:tab/><text:tab/>println!("{:?}", pos);</text:p>
      <text:p text:style-name="P10"><text:tab/><text:tab/>}</text:p>
      <text:p text:style-name="P10"><text:tab/>}</text:p>
      <text:p text:style-name="P11"/>
      <text:p text:style-name="P11">The output of the program is interpreted as for which input the function returns `true`:</text:p>
      <text:p text:style-name="P11"/>
      <text:p text:style-name="P12"><text:tab/>Output<text:tab/><text:tab/>Name<text:tab/><text:tab/><text:tab/>Dyon closure</text:p>
      <text:p text:style-name="P10"><text:tab/>[]<text:tab/><text:tab/><text:tab/><text:span text:style-name="T2">false_1<text:tab/><text:tab/><text:tab/></text:span>\<text:span text:style-name="T2">(_) = false</text:span></text:p>
      <text:p text:style-name="P10"><text:tab/>[[0]]<text:tab/><text:tab/><text:tab/><text:span text:style-name="T2">not<text:tab/><text:tab/><text:tab/></text:span>\<text:span text:style-name="T2">(x) = !x</text:span></text:p>
      <text:p text:style-name="P10"><text:tab/>[[1]]<text:tab/><text:tab/><text:tab/><text:span text:style-name="T2">id<text:tab/><text:tab/><text:tab/></text:span>\<text:span text:style-name="T2">(x) = x</text:span></text:p>
      <text:p text:style-name="P10"><text:tab/>[[0], [1]]<text:tab/><text:tab/><text:span text:style-name="T2">true_1<text:tab/><text:tab/><text:tab/></text:span>\<text:span text:style-name="T2">(_) = true</text:span></text:p>
      <text:p text:style-name="P3"/>
      <text:p text:style-name="P13">Examples of perfect prime predictors:</text:p>
      <text:p text:style-name="P13"/>
      <text:p text:style-name="P13"><text:tab/>f[is_prime] &lt;=&gt; false_1</text:p>
      <text:list xml:id="list7615483366581513996" text:style-name="L1">
        <text:list-item>
          <text:p text:style-name="P16"><text:span text:style-name="T12">mul(2)<text:tab/><text:tab/><text:tab/><text:tab/>Anything multiplied with 2 is never a prime</text:span></text:p>
        </text:list-item>
        <text:list-item>
          <text:p text:style-name="P17"><text:span text:style-name="T11">\(_) = 4<text:tab/><text:tab/><text:tab/>4 is not a prime</text:span></text:p>
        </text:list-item>
        <text:list-item>
          <text:p text:style-name="P17"><text:span text:style-name="T11">\(x) = 4+2*x<text:tab/><text:tab/><text:tab/>Even numbers starting from 4 are never primes</text:span></text:p>
        </text:list-item>
      </text:list>
      <text:p text:style-name="P18"><text:span text:style-name="T11"/></text:p>
      <text:p text:style-name="P18"><text:span text:style-name="T11"><text:tab/>f[is_prime] &lt;=&gt; not</text:span></text:p>
      <text:list xml:id="list8606777313865943762" text:style-name="L2">
        <text:list-item>
          <text:p text:style-name="P19"><text:span text:style-name="T11">\(x) = </text:span><text:span text:style-name="T14">if is_prime(x) {1}<text:tab/>1 is not a prime, 3 is a prime<text:line-break/> <text:s text:c="9"/>else {3}</text:span><text:span text:style-name="T11"><text:tab/></text:span></text:p>
        </text:list-item>
      </text:list>
      <text:p text:style-name="P18"><text:span text:style-name="T11"/></text:p>
      <text:p text:style-name="P18"><text:span text:style-name="T11"><text:tab/></text:span><text:span text:style-name="T15">f[is_prime] &lt;=&gt; id</text:span></text:p>
      <text:list xml:id="list2321321696459909718" text:style-name="L3">
        <text:list-item>
          <text:p text:style-name="P20"><text:span text:style-name="T11">id<text:tab/><text:tab/><text:tab/><text:tab/></text:span><text:span text:style-name="T16">Obviously the output is a prime depending on the input</text:span></text:p>
        </text:list-item>
      </text:list>
      <text:p text:style-name="P21"><text:span text:style-name="T16"/></text:p>
      <text:p text:style-name="P21"><text:span text:style-name="T16"><text:tab/>f[is_prime] &lt;=&gt; true_1</text:span></text:p>
      <text:list xml:id="list6466399697529833012" text:style-name="L4">
        <text:list-item>
          <text:p text:style-name="P23"><text:span text:style-name="T11">prime_n<text:tab/><text:tab/><text:tab/>Finds the nth prime using a prime sieve algorithm</text:span></text:p>
        </text:list-item>
        <text:list-item>
          <text:p text:style-name="P23"><text:span text:style-name="T11">\(_) = 3<text:tab/><text:tab/><text:tab/>3 is a prime</text:span></text:p>
        </text:list-item>
      </text:list>
      <text:p text:style-name="P24"><text:span text:style-name="T11"/></text:p>
      <text:p text:style-name="P24"><text:span text:style-name="T11">One can see from the examples of perfect prime predictors, that not every one of them is useful to find primes. In fact, most perfect prime predictors are absolutely useless. However, </text:span><text:span text:style-name="T17">if there is a trivial and efficient way to find primes perfectly, then it must be a perfect prime predictor.</text:span></text:p>
      <text:p text:style-name="P24"><text:span text:style-name="T17"/></text:p>
      <text:p text:style-name="P41"><text:span text:style-name="T11">Since it </text:span><text:span text:style-name="T30">is</text:span><text:span text:style-name="T11"> known that every perfect prime predictor are one of 4 kinds, it is possible to construct algorithms for enumerating all perfect prime predictors of each kind up to number N. I will not create such programs, but rather show the patterns.</text:span></text:p>
      <text:p text:style-name="P25"><text:span text:style-name="T11"/></text:p>
      <text:p text:style-name="P25"><text:span text:style-name="T11">Basically, you create two lists, `a` (primes) and `b` (non-primes) and pick one from each list depending on the back-projected pattern from the functions of type `bool → bool` to the functions of type `nat → nat`. </text:span><text:span text:style-name="T18">I changed the background color to make it easier to see the pattern</text:span><text:span text:style-name="T11">:</text:span></text:p>
      <text:p text:style-name="P25"><text:span text:style-name="T11"/></text:p>
      <table:table table:name="Table1" table:style-name="Table1">
        <table:table-column table:style-name="Table1.A" table:number-columns-repeated="5"/>
        <table:table-row>
          <table:table-cell table:style-name="Table1.A1" office:value-type="string">
            <text:p text:style-name="P45">Input</text:p>
          </table:table-cell>
          <table:table-cell table:style-name="Table1.A1" office:value-type="string">
            <text:p text:style-name="P45">false_1</text:p>
          </table:table-cell>
          <table:table-cell table:style-name="Table1.A1" office:value-type="string">
            <text:p text:style-name="P45">not</text:p>
          </table:table-cell>
          <table:table-cell table:style-name="Table1.A1" office:value-type="string">
            <text:p text:style-name="P45">id</text:p>
          </table:table-cell>
          <table:table-cell table:style-name="Table1.E1" office:value-type="string">
            <text:p text:style-name="P45">true_1</text:p>
          </table:table-cell>
        </table:table-row>
        <table:table-row>
          <table:table-cell table:style-name="Table1.A2" office:value-type="string">
            <text:p text:style-name="P46">0</text:p>
          </table:table-cell>
          <table:table-cell table:style-name="Table1.A2" office:value-type="string">
            <text:p text:style-name="P44">b</text:p>
          </table:table-cell>
          <table:table-cell table:style-name="Table1.D13" office:value-type="string">
            <text:p text:style-name="P44">a</text:p>
          </table:table-cell>
          <table:table-cell table:style-name="Table1.A2" office:value-type="string">
            <text:p text:style-name="P44">b</text:p>
          </table:table-cell>
          <table:table-cell table:style-name="Table1.E13" office:value-type="string">
            <text:p text:style-name="P44">a</text:p>
          </table:table-cell>
        </table:table-row>
        <table:table-row>
          <table:table-cell table:style-name="Table1.A2" office:value-type="string">
            <text:p text:style-name="P46">1</text:p>
          </table:table-cell>
          <table:table-cell table:style-name="Table1.A2" office:value-type="string">
            <text:p text:style-name="P44">b</text:p>
          </table:table-cell>
          <table:table-cell table:style-name="Table1.D13" office:value-type="string">
            <text:p text:style-name="P44">a</text:p>
          </table:table-cell>
          <table:table-cell table:style-name="Table1.A2" office:value-type="string">
            <text:p text:style-name="P44">b</text:p>
          </table:table-cell>
          <table:table-cell table:style-name="Table1.E13" office:value-type="string">
            <text:p text:style-name="P44">a</text:p>
          </table:table-cell>
        </table:table-row>
        <table:table-row>
          <table:table-cell table:style-name="Table1.D13" office:value-type="string">
            <text:p text:style-name="P46">2</text:p>
          </table:table-cell>
          <table:table-cell table:style-name="Table1.A2" office:value-type="string">
            <text:p text:style-name="P44">b</text:p>
          </table:table-cell>
          <table:table-cell table:style-name="Table1.A2" office:value-type="string">
            <text:p text:style-name="P44">b</text:p>
          </table:table-cell>
          <table:table-cell table:style-name="Table1.D13" office:value-type="string">
            <text:p text:style-name="P44">a</text:p>
          </table:table-cell>
          <table:table-cell table:style-name="Table1.E13" office:value-type="string">
            <text:p text:style-name="P44">a</text:p>
          </table:table-cell>
        </table:table-row>
        <table:table-row>
          <table:table-cell table:style-name="Table1.D13" office:value-type="string">
            <text:p text:style-name="P44">3</text:p>
          </table:table-cell>
          <table:table-cell table:style-name="Table1.A2" office:value-type="string">
            <text:p text:style-name="P44">b</text:p>
          </table:table-cell>
          <table:table-cell table:style-name="Table1.A2" office:value-type="string">
            <text:p text:style-name="P44">b</text:p>
          </table:table-cell>
          <table:table-cell table:style-name="Table1.D13" office:value-type="string">
            <text:p text:style-name="P44">a</text:p>
          </table:table-cell>
          <table:table-cell table:style-name="Table1.E13" office:value-type="string">
            <text:p text:style-name="P44">a</text:p>
          </table:table-cell>
        </table:table-row>
        <table:table-row>
          <table:table-cell table:style-name="Table1.A2" office:value-type="string">
            <text:p text:style-name="P44">4</text:p>
          </table:table-cell>
          <table:table-cell table:style-name="Table1.A2" office:value-type="string">
            <text:p text:style-name="P44">b</text:p>
          </table:table-cell>
          <table:table-cell table:style-name="Table1.D13" office:value-type="string">
            <text:p text:style-name="P44">a</text:p>
          </table:table-cell>
          <table:table-cell table:style-name="Table1.A2" office:value-type="string">
            <text:p text:style-name="P44">b</text:p>
          </table:table-cell>
          <table:table-cell table:style-name="Table1.E13" office:value-type="string">
            <text:p text:style-name="P44">a</text:p>
          </table:table-cell>
        </table:table-row>
        <table:table-row>
          <table:table-cell table:style-name="Table1.A7" office:value-type="string">
            <text:p text:style-name="P44">5</text:p>
          </table:table-cell>
          <table:table-cell table:style-name="Table1.A2" office:value-type="string">
            <text:p text:style-name="P44">b</text:p>
          </table:table-cell>
          <table:table-cell table:style-name="Table1.A2" office:value-type="string">
            <text:p text:style-name="P44">b</text:p>
          </table:table-cell>
          <table:table-cell table:style-name="Table1.D13" office:value-type="string">
            <text:p text:style-name="P44">a</text:p>
          </table:table-cell>
          <table:table-cell table:style-name="Table1.E13" office:value-type="string">
            <text:p text:style-name="P44">a</text:p>
          </table:table-cell>
        </table:table-row>
        <table:table-row>
          <table:table-cell table:style-name="Table1.A2" office:value-type="string">
            <text:p text:style-name="P44">6</text:p>
          </table:table-cell>
          <table:table-cell table:style-name="Table1.A2" office:value-type="string">
            <text:p text:style-name="P44">b</text:p>
          </table:table-cell>
          <table:table-cell table:style-name="Table1.D13" office:value-type="string">
            <text:p text:style-name="P44">a</text:p>
          </table:table-cell>
          <table:table-cell table:style-name="Table1.A2" office:value-type="string">
            <text:p text:style-name="P44">b</text:p>
          </table:table-cell>
          <table:table-cell table:style-name="Table1.E13" office:value-type="string">
            <text:p text:style-name="P44">a</text:p>
          </table:table-cell>
        </table:table-row>
        <table:table-row>
          <table:table-cell table:style-name="Table1.D13" office:value-type="string">
            <text:p text:style-name="P44">7</text:p>
          </table:table-cell>
          <table:table-cell table:style-name="Table1.A2" office:value-type="string">
            <text:p text:style-name="P44">b</text:p>
          </table:table-cell>
          <table:table-cell table:style-name="Table1.A2" office:value-type="string">
            <text:p text:style-name="P44">b</text:p>
          </table:table-cell>
          <table:table-cell table:style-name="Table1.D13" office:value-type="string">
            <text:p text:style-name="P44">a</text:p>
          </table:table-cell>
          <table:table-cell table:style-name="Table1.E13" office:value-type="string">
            <text:p text:style-name="P44">a</text:p>
          </table:table-cell>
        </table:table-row>
        <table:table-row>
          <table:table-cell table:style-name="Table1.A2" office:value-type="string">
            <text:p text:style-name="P44">8</text:p>
          </table:table-cell>
          <table:table-cell table:style-name="Table1.A2" office:value-type="string">
            <text:p text:style-name="P44">b</text:p>
          </table:table-cell>
          <table:table-cell table:style-name="Table1.D13" office:value-type="string">
            <text:p text:style-name="P44">a</text:p>
          </table:table-cell>
          <table:table-cell table:style-name="Table1.A2" office:value-type="string">
            <text:p text:style-name="P44">b</text:p>
          </table:table-cell>
          <table:table-cell table:style-name="Table1.E13" office:value-type="string">
            <text:p text:style-name="P44">a</text:p>
          </table:table-cell>
        </table:table-row>
        <table:table-row>
          <table:table-cell table:style-name="Table1.A2" office:value-type="string">
            <text:p text:style-name="P44">9</text:p>
          </table:table-cell>
          <table:table-cell table:style-name="Table1.A2" office:value-type="string">
            <text:p text:style-name="P44">b</text:p>
          </table:table-cell>
          <table:table-cell table:style-name="Table1.D13" office:value-type="string">
            <text:p text:style-name="P44">a</text:p>
          </table:table-cell>
          <table:table-cell table:style-name="Table1.A2" office:value-type="string">
            <text:p text:style-name="P44">b</text:p>
          </table:table-cell>
          <table:table-cell table:style-name="Table1.E13" office:value-type="string">
            <text:p text:style-name="P44">a</text:p>
          </table:table-cell>
        </table:table-row>
        <table:table-row>
          <table:table-cell table:style-name="Table1.A2" office:value-type="string">
            <text:p text:style-name="P44">10</text:p>
          </table:table-cell>
          <table:table-cell table:style-name="Table1.A2" office:value-type="string">
            <text:p text:style-name="P44">b</text:p>
          </table:table-cell>
          <table:table-cell table:style-name="Table1.D13" office:value-type="string">
            <text:p text:style-name="P44">a</text:p>
          </table:table-cell>
          <table:table-cell table:style-name="Table1.A2" office:value-type="string">
            <text:p text:style-name="P44">b</text:p>
          </table:table-cell>
          <table:table-cell table:style-name="Table1.E13" office:value-type="string">
            <text:p text:style-name="P44">a</text:p>
          </table:table-cell>
        </table:table-row>
        <table:table-row>
          <table:table-cell table:style-name="Table1.D13" office:value-type="string">
            <text:p text:style-name="P44">11</text:p>
          </table:table-cell>
          <table:table-cell table:style-name="Table1.A2" office:value-type="string">
            <text:p text:style-name="P44">b</text:p>
          </table:table-cell>
          <table:table-cell table:style-name="Table1.A2" office:value-type="string">
            <text:p text:style-name="P44">b</text:p>
          </table:table-cell>
          <table:table-cell table:style-name="Table1.D13" office:value-type="string">
            <text:p text:style-name="P44">a</text:p>
          </table:table-cell>
          <table:table-cell table:style-name="Table1.E13" office:value-type="string">
            <text:p text:style-name="P44">a</text:p>
          </table:table-cell>
        </table:table-row>
      </table:table>
      <text:p text:style-name="P25"><text:span text:style-name="T11"/></text:p>
      <text:p text:style-name="P26"><text:span text:style-name="T11">For example, if you enumerate functions of `f[is_prime] &lt;=&gt; false_1` </text:span><text:span text:style-name="T20">and `f[is_prime] &lt;=&gt; id`</text:span><text:span text:style-name="T11">, you will </text:span><text:span text:style-name="T20">get output similar to this </text:span><text:span text:style-name="T31">(each row is a function)</text:span><text:span text:style-name="T11">:</text:span></text:p>
      <text:p text:style-name="P26"><text:span text:style-name="T11"/></text:p>
      <text:p text:style-name="P26"><text:span text:style-name="T11"><text:tab/></text:span><text:span text:style-name="T19">f[is_prime] &lt;=&gt; false_1<text:tab/><text:tab/><text:tab/><text:tab/>f[is_prime] &lt;=&gt; id</text:span></text:p>
      <text:p text:style-name="P27"><text:span text:style-name="T11"><text:tab/></text:span><text:span text:style-name="T46">0<text:tab/>1<text:tab/></text:span><text:span text:style-name="T42">2<text:tab/>3</text:span><text:span text:style-name="T46"><text:tab/>4<text:tab/><text:tab/><text:tab/>0<text:tab/>1<text:tab/></text:span><text:span text:style-name="T42">2<text:tab/>3</text:span><text:span text:style-name="T46"><text:tab/>4</text:span></text:p>
      <text:p text:style-name="P32"><text:span text:style-name="T11"><text:tab/>0<text:tab/>0<text:tab/>0<text:tab/>0<text:tab/>0<text:tab/><text:tab/><text:tab/></text:span><text:span text:style-name="T20">0<text:tab/>0<text:tab/></text:span><text:span text:style-name="T43">2<text:tab/>2</text:span><text:span text:style-name="T20"><text:tab/>0</text:span></text:p>
      <text:p text:style-name="P32"><text:span text:style-name="T11"><text:tab/>1<text:tab/>0<text:tab/>0<text:tab/>0<text:tab/>0<text:tab/><text:tab/><text:tab/></text:span><text:span text:style-name="T20">1<text:tab/>0<text:tab/></text:span><text:span text:style-name="T43">2<text:tab/>2</text:span><text:span text:style-name="T20"><text:tab/>0</text:span></text:p>
      <text:p text:style-name="P32"><text:span text:style-name="T11"><text:tab/>4<text:tab/>0<text:tab/>0<text:tab/>0<text:tab/>0<text:tab/><text:tab/><text:tab/></text:span><text:span text:style-name="T20">4<text:tab/>0<text:tab/></text:span><text:span text:style-name="T43">2<text:tab/>2</text:span><text:span text:style-name="T20"><text:tab/>0</text:span></text:p>
      <text:p text:style-name="P32"><text:span text:style-name="T11"><text:tab/>0<text:tab/>1<text:tab/>0<text:tab/>0<text:tab/>0<text:tab/><text:tab/><text:tab/></text:span><text:span text:style-name="T20">0<text:tab/>1<text:tab/></text:span><text:span text:style-name="T43">2<text:tab/>2</text:span><text:span text:style-name="T20"><text:tab/>0</text:span></text:p>
      <text:p text:style-name="P32"><text:span text:style-name="T11"><text:tab/>1<text:tab/>1<text:tab/>0<text:tab/>0<text:tab/>0<text:tab/><text:tab/><text:tab/></text:span><text:span text:style-name="T20">1<text:tab/>1<text:tab/></text:span><text:span text:style-name="T43">2<text:tab/>2</text:span><text:span text:style-name="T20"><text:tab/>0</text:span></text:p>
      <text:p text:style-name="P32"><text:span text:style-name="T11"><text:tab/>4<text:tab/>1<text:tab/>0<text:tab/>0<text:tab/>0<text:tab/><text:tab/><text:tab/></text:span><text:span text:style-name="T20">4<text:tab/>1<text:tab/></text:span><text:span text:style-name="T43">2<text:tab/>2</text:span><text:span text:style-name="T20"><text:tab/>0</text:span></text:p>
      <text:p text:style-name="P32"><text:span text:style-name="T11"><text:tab/>0<text:tab/>4<text:tab/>0<text:tab/>0<text:tab/>0<text:tab/><text:tab/><text:tab/></text:span><text:span text:style-name="T20">0<text:tab/>4<text:tab/></text:span><text:span text:style-name="T43">2<text:tab/>2</text:span><text:span text:style-name="T20"><text:tab/>0</text:span></text:p>
      <text:p text:style-name="P32"><text:span text:style-name="T11"><text:tab/>1<text:tab/>4<text:tab/>0<text:tab/>0<text:tab/>0<text:tab/><text:tab/><text:tab/></text:span><text:span text:style-name="T20">1<text:tab/>4<text:tab/></text:span><text:span text:style-name="T43">2<text:tab/>2</text:span><text:span text:style-name="T20"><text:tab/>0</text:span></text:p>
      <text:p text:style-name="P32"><text:span text:style-name="T11"><text:tab/>4<text:tab/>4<text:tab/>0<text:tab/>0<text:tab/>0<text:tab/><text:tab/><text:tab/></text:span><text:span text:style-name="T20">4<text:tab/>4<text:tab/></text:span><text:span text:style-name="T43">2<text:tab/>2</text:span><text:span text:style-name="T20"><text:tab/>0</text:span></text:p>
      <text:p text:style-name="P32"><text:span text:style-name="T11"><text:tab/>0<text:tab/>0<text:tab/>1<text:tab/>0<text:tab/>0<text:tab/><text:tab/><text:tab/></text:span><text:span text:style-name="T20">0<text:tab/>0<text:tab/></text:span><text:span text:style-name="T43">3<text:tab/>2</text:span><text:span text:style-name="T20"><text:tab/>0</text:span></text:p>
      <text:p text:style-name="P32"><text:span text:style-name="T11"><text:tab/>1<text:tab/>0<text:tab/>1<text:tab/>0<text:tab/>0<text:tab/><text:tab/><text:tab/></text:span><text:span text:style-name="T20">1<text:tab/>0<text:tab/></text:span><text:span text:style-name="T43">3<text:tab/>2</text:span><text:span text:style-name="T20"><text:tab/>0</text:span></text:p>
      <text:p text:style-name="P32"><text:span text:style-name="T11"><text:tab/>4<text:tab/>0<text:tab/>1<text:tab/>0<text:tab/>0<text:tab/><text:tab/><text:tab/></text:span><text:span text:style-name="T20">4<text:tab/>0<text:tab/></text:span><text:span text:style-name="T43">3<text:tab/>2</text:span><text:span text:style-name="T20"><text:tab/>0</text:span></text:p>
      <text:p text:style-name="P32"><text:span text:style-name="T11"><text:tab/>0<text:tab/>1<text:tab/>1<text:tab/>0<text:tab/>0<text:tab/><text:tab/><text:tab/></text:span><text:span text:style-name="T20">0<text:tab/>1<text:tab/></text:span><text:span text:style-name="T43">3<text:tab/>2</text:span><text:span text:style-name="T20"><text:tab/>0</text:span></text:p>
      <text:p text:style-name="P32"><text:span text:style-name="T11"><text:tab/>1<text:tab/>1<text:tab/>1<text:tab/>0<text:tab/>0<text:tab/><text:tab/><text:tab/></text:span><text:span text:style-name="T20">1<text:tab/>1<text:tab/></text:span><text:span text:style-name="T43">3<text:tab/>2</text:span><text:span text:style-name="T20"><text:tab/>0</text:span></text:p>
      <text:p text:style-name="P32"><text:span text:style-name="T11"><text:tab/>4<text:tab/>1<text:tab/>1<text:tab/>0<text:tab/>0<text:tab/><text:tab/><text:tab/></text:span><text:span text:style-name="T20">4<text:tab/>1<text:tab/></text:span><text:span text:style-name="T43">3<text:tab/>2</text:span><text:span text:style-name="T20"><text:tab/>0</text:span></text:p>
      <text:p text:style-name="P32"><text:span text:style-name="T11"><text:tab/>0<text:tab/>4<text:tab/>1<text:tab/>0<text:tab/>0<text:tab/><text:tab/><text:tab/></text:span><text:span text:style-name="T20">0<text:tab/>4<text:tab/></text:span><text:span text:style-name="T43">3<text:tab/>2</text:span><text:span text:style-name="T20"><text:tab/>0</text:span></text:p>
      <text:p text:style-name="P32"><text:span text:style-name="T11"><text:tab/>1<text:tab/>4<text:tab/>1<text:tab/>0<text:tab/>0<text:tab/><text:tab/><text:tab/></text:span><text:span text:style-name="T20">1<text:tab/>4<text:tab/></text:span><text:span text:style-name="T43">3<text:tab/>2</text:span><text:span text:style-name="T20"><text:tab/>0</text:span></text:p>
      <text:p text:style-name="P32"><text:span text:style-name="T11"><text:tab/>4<text:tab/>4<text:tab/>1<text:tab/>0<text:tab/>0<text:tab/><text:tab/><text:tab/></text:span><text:span text:style-name="T20">4<text:tab/>4<text:tab/></text:span><text:span text:style-name="T43">3<text:tab/>2</text:span><text:span text:style-name="T20"><text:tab/>0</text:span></text:p>
      <text:p text:style-name="P32"><text:span text:style-name="T11"><text:tab/>0<text:tab/>0<text:tab/>0<text:tab/>1<text:tab/>0<text:tab/><text:tab/><text:tab/></text:span><text:span text:style-name="T20">0<text:tab/>0<text:tab/></text:span><text:span text:style-name="T43">2<text:tab/>3</text:span><text:span text:style-name="T20"><text:tab/>0</text:span></text:p>
      <text:p text:style-name="P32"><text:span text:style-name="T20"><text:tab/>1<text:tab/>0<text:tab/>0<text:tab/>1<text:tab/>0<text:tab/><text:tab/><text:tab/>1<text:tab/>0<text:tab/></text:span><text:span text:style-name="T43">2<text:tab/>3</text:span><text:span text:style-name="T20"><text:tab/>0</text:span></text:p>
      <text:p text:style-name="P32"><text:span text:style-name="T20"><text:tab/>4<text:tab/>0<text:tab/>0<text:tab/>1<text:tab/>0<text:tab/><text:tab/><text:tab/>4<text:tab/>0<text:tab/></text:span><text:span text:style-name="T43">2<text:tab/>3</text:span><text:span text:style-name="T20"><text:tab/>0</text:span></text:p>
      <text:p text:style-name="P32"><text:span text:style-name="T20"><text:tab/>0<text:tab/>1<text:tab/>0<text:tab/>1<text:tab/>0<text:tab/><text:tab/><text:tab/>0<text:tab/>1<text:tab/></text:span><text:span text:style-name="T43">2<text:tab/>3</text:span><text:span text:style-name="T20"><text:tab/>0</text:span></text:p>
      <text:p text:style-name="P32"><text:span text:style-name="T20"><text:tab/>1<text:tab/>1<text:tab/>0<text:tab/>1<text:tab/>0<text:tab/><text:tab/><text:tab/>1<text:tab/>1<text:tab/></text:span><text:span text:style-name="T43">2<text:tab/>3</text:span><text:span text:style-name="T20"><text:tab/>0</text:span></text:p>
      <text:p text:style-name="P32"><text:span text:style-name="T20"><text:tab/>4<text:tab/>1<text:tab/>0<text:tab/>1<text:tab/>0<text:tab/><text:tab/><text:tab/>4<text:tab/>1<text:tab/></text:span><text:span text:style-name="T43">2<text:tab/>3</text:span><text:span text:style-name="T20"><text:tab/>0</text:span></text:p>
      <text:p text:style-name="P32"><text:span text:style-name="T20"><text:tab/>0<text:tab/>4<text:tab/>0<text:tab/>1<text:tab/>0<text:tab/><text:tab/><text:tab/>0<text:tab/>4<text:tab/></text:span><text:span text:style-name="T43">2<text:tab/>3</text:span><text:span text:style-name="T20"><text:tab/>0</text:span></text:p>
      <text:p text:style-name="P32"><text:span text:style-name="T20"><text:tab/>1<text:tab/>4<text:tab/>0<text:tab/>1<text:tab/>0<text:tab/><text:tab/><text:tab/>1<text:tab/>4<text:tab/></text:span><text:span text:style-name="T43">2<text:tab/>3</text:span><text:span text:style-name="T20"><text:tab/>0</text:span></text:p>
      <text:p text:style-name="P32"><text:span text:style-name="T20"><text:tab/>4<text:tab/>4<text:tab/>0<text:tab/>1<text:tab/>0<text:tab/><text:tab/><text:tab/>4<text:tab/>4<text:tab/></text:span><text:span text:style-name="T43">2<text:tab/>3</text:span><text:span text:style-name="T20"><text:tab/>0</text:span></text:p>
      <text:p text:style-name="P32"><text:span text:style-name="T20"><text:tab/>0<text:tab/>0<text:tab/>1<text:tab/>1<text:tab/>0<text:tab/><text:tab/><text:tab/>0<text:tab/>0<text:tab/></text:span><text:span text:style-name="T43">3<text:tab/>3</text:span><text:span text:style-name="T20"><text:tab/>0</text:span></text:p>
      <text:p text:style-name="P32"><text:span text:style-name="T11"><text:tab/>…<text:tab/><text:tab/><text:tab/><text:tab/><text:tab/><text:tab/><text:tab/>...</text:span></text:p>
      <text:p text:style-name="P32"><text:span text:style-name="T11"><text:tab/>4<text:tab/>4<text:tab/>4<text:tab/>4<text:tab/>4<text:tab/><text:tab/><text:tab/></text:span><text:span text:style-name="T20">4<text:tab/>4<text:tab/></text:span><text:span text:style-name="T43">3<text:tab/>3</text:span><text:span text:style-name="T20"><text:tab/>4</text:span></text:p>
      <text:p text:style-name="P42"><text:span text:style-name="T11">A prime sieve algorithm, or a potential trivial algorithm for mapping natural numbers to primes, will output only primes. It completely ignores the primality of the input:</text:span></text:p>
      <text:p text:style-name="P28"><text:span text:style-name="T11"/></text:p>
      <text:p text:style-name="P28"><text:span text:style-name="T11"><text:tab/></text:span><text:span text:style-name="T50">0<text:tab/>1</text:span><text:span text:style-name="T22"><text:tab/>2<text:tab/>3<text:tab/></text:span><text:span text:style-name="T50">4</text:span><text:span text:style-name="T22"><text:tab/>5<text:tab/></text:span><text:span text:style-name="T50">6</text:span><text:span text:style-name="T22"><text:tab/>7<text:tab/></text:span><text:span text:style-name="T50">8<text:tab/>9<text:tab/>10</text:span><text:span text:style-name="T22"><text:tab/>11</text:span></text:p>
      <text:p text:style-name="P34"><text:span text:style-name="T21"><text:tab/>2<text:tab/>3<text:tab/>5<text:tab/>7<text:tab/>11<text:tab/>13<text:tab/>17<text:tab/>19<text:tab/>23<text:tab/>29<text:tab/>31<text:tab/>37</text:span></text:p>
      <text:p text:style-name="P28"><text:span text:style-name="T11"/></text:p>
      <text:p text:style-name="P33"><text:span text:style-name="T11">One can also imagine a function that only outputs non-primes </text:span><text:span text:style-name="T23">for primes and primes for non-primes</text:span><text:span text:style-name="T11"> the following way:</text:span></text:p>
      <text:p text:style-name="P33"><text:span text:style-name="T11"/></text:p>
      <text:p text:style-name="P33"><text:span text:style-name="T11"><text:tab/></text:span><text:span text:style-name="T50">0<text:tab/>1</text:span><text:span text:style-name="T22"><text:tab/>2<text:tab/>3<text:tab/></text:span><text:span text:style-name="T50">4</text:span><text:span text:style-name="T22"><text:tab/>5<text:tab/></text:span><text:span text:style-name="T50">6</text:span><text:span text:style-name="T22"><text:tab/>7<text:tab/></text:span><text:span text:style-name="T50">8<text:tab/>9<text:tab/>10</text:span><text:span text:style-name="T22"><text:tab/>11</text:span></text:p>
      <text:p text:style-name="P35"><text:span text:style-name="T21"><text:tab/>2<text:tab/>3</text:span><text:span text:style-name="T48"><text:tab/></text:span><text:span text:style-name="T49">0<text:tab/>1</text:span><text:span text:style-name="T48"><text:tab/></text:span><text:span text:style-name="T45">5</text:span><text:span text:style-name="T48"><text:tab/></text:span><text:span text:style-name="T49">4</text:span><text:span text:style-name="T48"><text:tab/></text:span><text:span text:style-name="T45">7</text:span><text:span text:style-name="T48"><text:tab/></text:span><text:span text:style-name="T49">6</text:span><text:span text:style-name="T48"><text:tab/></text:span><text:span text:style-name="T44">11<text:tab/>13<text:tab/>17</text:span><text:span text:style-name="T48"><text:tab/>18</text:span></text:p>
      <text:p text:style-name="P30"><text:span text:style-name="T11"/></text:p>
      <text:p text:style-name="P28"><text:span text:style-name="T11">This means that all perfect prime predictors either completely ignore</text:span><text:span text:style-name="T23">s</text:span><text:span text:style-name="T11"> the distribution of primes, or they reflect the distribution “secretly” in the output from the input.</text:span></text:p>
      <text:p text:style-name="P28"><text:span text:style-name="T11"/></text:p>
      <text:p text:style-name="P37"><text:span text:style-name="T11">The consequence is that no matter how many perfect prime predictors </text:span><text:span text:style-name="T21">that are</text:span><text:span text:style-name="T11"> check</text:span><text:span text:style-name="T21">ed</text:span><text:span text:style-name="T11"> to learn something new about the distribution of primes, </text:span><text:span text:style-name="T21">there is </text:span><text:span text:style-name="T23">really no </text:span><text:span text:style-name="T24">trivial way to extract the knowledge</text:span><text:span text:style-name="T23">, because in order to interpret the output, one would already need to know the distribution of primes!</text:span></text:p>
      <text:p text:style-name="P29"><text:span text:style-name="T23"/></text:p>
      <text:p text:style-name="P38"><text:span text:style-name="T23">H</text:span><text:span text:style-name="T11">owever, if there is a magical </text:span><text:span text:style-name="T32">efficient</text:span><text:span text:style-name="T11"> perfect prime predictor, then one can exploit the secret pattern in the following way:</text:span></text:p>
      <text:p text:style-name="P38"><text:span text:style-name="T11"/></text:p>
      <text:list xml:id="list4897066661830292660" text:style-name="L5">
        <text:list-item>
          <text:p text:style-name="P39"><text:span text:style-name="T11">Function composition is restricted to those who “adds up to” the pattern</text:span></text:p>
        </text:list-item>
        <text:list-item>
          <text:p text:style-name="P39"><text:span text:style-name="T11">Execution branching is restricted to those who “adds up to” the pattern</text:span></text:p>
        </text:list-item>
      </text:list>
      <text:p text:style-name="P38"><text:span text:style-name="T11"/></text:p>
      <text:p text:style-name="P38"><text:span text:style-name="T11">This means that every way of picking or deciding under what conditions to evaluate functions, leads to 4 kinds of proof goals, each for finding the puzzle piece that corrects the pattern back such that the function becomes a perfect prime predictor. </text:span><text:span text:style-name="T25">If an algorithm was developed to do this efficiently, it </text:span><text:span text:style-name="T26">can</text:span><text:span text:style-name="T25"> also be used for any other perfect prediction problem, </text:span><text:span text:style-name="T26">since back projection is universal</text:span><text:span text:style-name="T25">.</text:span></text:p>
      <text:p text:style-name="P38"><text:span text:style-name="T11"/></text:p>
      <text:p text:style-name="P38"><text:span text:style-name="T27">To explain this idea intuitively,</text:span><text:span text:style-name="T11"> a function </text:span><text:span text:style-name="T27">`a`</text:span><text:span text:style-name="T11"> that outputs the primes up some limit:</text:span></text:p>
      <text:p text:style-name="P38"><text:span text:style-name="T11"/></text:p>
      <text:p text:style-name="P31"><text:span text:style-name="T11"><text:tab/></text:span><text:span text:style-name="T50">0<text:tab/>1</text:span><text:span text:style-name="T22"><text:tab/>2<text:tab/>3<text:tab/></text:span><text:span text:style-name="T50">4</text:span><text:span text:style-name="T22"><text:tab/>5<text:tab/></text:span><text:span text:style-name="T50">6</text:span><text:span text:style-name="T22"><text:tab/>7<text:tab/></text:span><text:span text:style-name="T50">8<text:tab/>9<text:tab/>10</text:span><text:span text:style-name="T22"><text:tab/>11</text:span></text:p>
      <text:p text:style-name="P36"><text:span text:style-name="T21"><text:tab/>2<text:tab/>3<text:tab/>5<text:tab/>7<text:tab/>11<text:tab/>13<text:tab/></text:span><text:span text:style-name="T51">0<text:tab/>0<text:tab/>0<text:tab/>0<text:tab/>0<text:tab/>0</text:span></text:p>
      <text:p text:style-name="P31"><text:span text:style-name="T11"/></text:p>
      <text:p text:style-name="P38"><text:span text:style-name="T11">Can be combined by addition </text:span><text:span text:style-name="T27">with a function `b` that outputs the rest of the primes:</text:span></text:p>
      <text:p text:style-name="P38"><text:span text:style-name="T11"/></text:p>
      <text:p text:style-name="P31"><text:span text:style-name="T11"><text:tab/></text:span><text:span text:style-name="T50">0<text:tab/>1</text:span><text:span text:style-name="T22"><text:tab/>2<text:tab/>3<text:tab/></text:span><text:span text:style-name="T50">4</text:span><text:span text:style-name="T22"><text:tab/>5<text:tab/></text:span><text:span text:style-name="T50">6</text:span><text:span text:style-name="T22"><text:tab/>7<text:tab/></text:span><text:span text:style-name="T50">8<text:tab/>9<text:tab/>10</text:span><text:span text:style-name="T22"><text:tab/>11</text:span></text:p>
      <text:p text:style-name="P36"><text:span text:style-name="T21"><text:tab/></text:span><text:span text:style-name="T51">0<text:tab/>0<text:tab/>0<text:tab/>0<text:tab/>0<text:tab/>0</text:span><text:span text:style-name="T21"><text:tab/>17<text:tab/>19<text:tab/>23<text:tab/>29<text:tab/>31<text:tab/>37</text:span></text:p>
      <text:p text:style-name="P31"><text:span text:style-name="T11"/></text:p>
      <text:p text:style-name="P40"><text:span text:style-name="T11">Why these two functions should be combined, is part of the proof goal:</text:span></text:p>
      <text:p text:style-name="P31"><text:span text:style-name="T11"/></text:p>
      <text:p text:style-name="P40"><text:span text:style-name="T11"><text:tab/>(\(x) = a(x) + b(x))[is_prime] &lt;=&gt; true_1</text:span></text:p>
      <text:p text:style-name="P40"><text:span text:style-name="T11"/></text:p>
      <text:p text:style-name="P40"><text:span text:style-name="T11">This might sound like a very inefficient search, because the choice of any function, changes which other functions you might consider as candidates for correcting the pattern. </text:span><text:span text:style-name="T33">It is surely non-trivial. </text:span><text:span text:style-name="T11">However, in path semantics there is a theorem that you only need 2 objects to disprove the existence of paths. </text:span><text:span text:style-name="T28">If they are both primes or non-primes, but the output of the 2 objects differs in primality, then the path does not exist. </text:span><text:span text:style-name="T11">The efficiency of the search strongly depend</text:span><text:span text:style-name="T28">s</text:span><text:span text:style-name="T11"> on how quick</text:span><text:span text:style-name="T34">ly</text:span><text:span text:style-name="T11"> one can find 2 such objects, and if you can not find them, it leaves the </text:span><text:span text:style-name="T28">particular combination of those functions as a potential candidate for a perfect prime predic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2:52:16.747210000</meta:creation-date>
    <dc:date>2017-04-05T00:34:26.434953000</dc:date>
    <meta:editing-duration>PT3H2M4S</meta:editing-duration>
    <meta:editing-cycles>30</meta:editing-cycles>
    <meta:generator>LibreOffice/5.1.2.2$MacOSX_X86_64 LibreOffice_project/d3bf12ecb743fc0d20e0be0c58ca359301eb705f</meta:generator>
    <meta:document-statistic meta:table-count="1" meta:image-count="0" meta:object-count="1" meta:page-count="4" meta:paragraph-count="170" meta:word-count="1661" meta:character-count="8073" meta:non-whitespace-character-count="6399"/>
  </office:meta>
</office:document-meta>
</file>

<file path=Object 1/content.xml><?xml version="1.0" encoding="utf-8"?>
<math xmlns="http://www.w3.org/1998/Math/MathML" display="block">
  <semantics>
    <msup>
      <mn>2</mn>
      <msup>
        <mn>2</mn>
        <mi>n</mi>
      </msup>
    </msup>
    <annotation encoding="StarMath 5.0">2 sup {2 sup n}</annotation>
  </semantics>
</math>
</file>